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2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Front-end app/Web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Front-end app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11/05/2010</text:date>, <text:time>15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1-05T15:00:54</dc:date>
    <meta:editing-duration>PT03H24M00S</meta:editing-duration>
    <meta:editing-cycles>18</meta:editing-cycles>
    <meta:generator>OpenOffice.org/3.2$Unix OpenOffice.org_project/320m12$Build-9483</meta:generator>
    <dc:creator>Tyler Hayes</dc:creator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